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ursiveDirectoryTraversalAction.setRest( String r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DirectoryTraversalAction.setProjectExtension( String project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DirectoryTraversalAction.computeResponseURI( String uri , Source sr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ecursiveDirectoryTraversalAction.ge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DirectoryTraversalAction.setResolver(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DirectoryTraversalAction.setRequest( String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DirectoryTraversalAction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DirectoryTraversalAction.setProjectDir( String projec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DirectoryTraversalAction.act(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cursiveDirectoryTraversalAction.getProjec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DirectoryTraversalAction.act( Redirector redirector , org . apache . cocoon . environment . SourceResolver resolver , Map objectModel , String source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cursiveDirectoryTraversalAction.getProject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DirectoryTraversalAction.setProjectFallback( String projectF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DirectoryTraversalAction.release(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cursiveDirectoryTraversalAction.prepare( Parameters parameters ,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cursiveDirectoryTraversalAction.getR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DirectoryTraversalAction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DirectoryTraversalAction.getProjectF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